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P3" style:family="paragraph">
      <style:paragraph-properties fo:text-align="center"/>
      <style:text-properties fo:font-size="8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cm" svg:height="0.573cm" svg:x="1.243cm" svg:y="1.254cm">
          <text:p text:style-name="P1"><text:span text:style-name="T1">process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043cm" svg:y1="2.275cm" svg:x2="6.607cm" svg:y2="2.275cm" draw:start-shape="id1" draw:start-glue-point="1" draw:end-shape="id2" draw:end-glue-point="3" svg:d="M5043 2275h1564" svg:viewBox="0 0 1565 1">
          <text:p/>
        </draw:connector>
        <draw:custom-shape draw:style-name="gr1" draw:text-style-name="P2" xml:id="id1" draw:id="id1" draw:layer="layout" svg:width="3.8cm" svg:height="0.57cm" svg:x="1.243cm" svg:y="1.99cm">
          <text:p text:style-name="P1"><text:span text:style-name="T1">acceptgenth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288cm" svg:height="0.57cm" svg:x="6.607cm" svg:y="1.99cm">
          <text:p text:style-name="P1"><text:span text:style-name="T1">acceptsol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cm" svg:height="0.57cm" svg:x="1.243cm" svg:y="2.69cm">
          <text:p text:style-name="P1"><text:span text:style-name="T1">saveh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cm" svg:height="0.57cm" svg:x="1.243cm" svg:y="3.39cm">
          <text:p text:style-name="P1"><text:span text:style-name="T1">resth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cm" svg:height="0.57cm" svg:x="1.243cm" svg:y="4.09cm">
          <text:p text:style-name="P1"><text:span text:style-name="T1">printint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cm" svg:height="0.57cm" svg:x="1.243cm" svg:y="4.79cm">
          <text:p text:style-name="P1"><text:span text:style-name="T1">freemem_h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cm" svg:height="0.57cm" svg:x="1.243cm" svg:y="5.49cm">
          <text:p text:style-name="P1"><text:span text:style-name="T1">freemem_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8cm" svg:height="0.57cm" svg:x="1.243cm" svg:y="6.19cm">
          <text:p text:style-name="P1"><text:span text:style-name="T1">freemem_detail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288cm" svg:height="0.57cm" svg:x="6.607cm" svg:y="6.19cm">
          <text:p text:style-name="P1"><text:span text:style-name="T1">freemem_detailf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043cm" svg:y1="6.475cm" svg:x2="6.607cm" svg:y2="6.475cm" draw:start-shape="id3" draw:start-glue-point="1" draw:end-shape="id4" svg:d="M5043 6475h1564" svg:viewBox="0 0 156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16:42.084174819</meta:creation-date>
    <dc:date>2015-07-08T13:43:36.153098471</dc:date>
    <meta:editing-duration>P0D</meta:editing-duration>
    <meta:editing-cycles>2</meta:editing-cycles>
    <meta:generator>LibreOffice/4.2.8.2$Linux_X86_64 LibreOffice_project/420m0$Build-2</meta:generator>
    <meta:document-statistic meta:object-count="12"/>
  </office:meta>
</office:document-meta>
</file>